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86a" officeooo:paragraph-rsid="0004a86a"/>
    </style:style>
    <style:style style:name="P2" style:family="paragraph" style:parent-style-name="Standard">
      <style:text-properties officeooo:rsid="0004a86a" officeooo:paragraph-rsid="0005a687"/>
    </style:style>
    <style:style style:name="P3" style:family="paragraph" style:parent-style-name="Standard">
      <style:text-properties officeooo:rsid="0004a86a" officeooo:paragraph-rsid="0006d7f0"/>
    </style:style>
    <style:style style:name="P4" style:family="paragraph" style:parent-style-name="Standard">
      <style:text-properties officeooo:paragraph-rsid="0004a86a"/>
    </style:style>
    <style:style style:name="P5" style:family="paragraph" style:parent-style-name="Standard">
      <style:text-properties officeooo:rsid="0006d3a6" officeooo:paragraph-rsid="0006d3a6"/>
    </style:style>
    <style:style style:name="P6" style:family="paragraph" style:parent-style-name="Standard">
      <style:text-properties officeooo:rsid="0006d3a6" officeooo:paragraph-rsid="0006d7f0"/>
    </style:style>
    <style:style style:name="P7" style:family="paragraph" style:parent-style-name="Standard">
      <style:text-properties officeooo:rsid="0006d3a6" officeooo:paragraph-rsid="0006f3af"/>
    </style:style>
    <style:style style:name="P8" style:family="paragraph" style:parent-style-name="Standard">
      <style:text-properties officeooo:rsid="0006d7f0" officeooo:paragraph-rsid="0006d7f0"/>
    </style:style>
    <style:style style:name="P9" style:family="paragraph" style:parent-style-name="Standard">
      <style:text-properties officeooo:paragraph-rsid="0006d7f0"/>
    </style:style>
    <style:style style:name="P10" style:family="paragraph" style:parent-style-name="Standard">
      <style:text-properties officeooo:rsid="0006f3af" officeooo:paragraph-rsid="0006f3af"/>
    </style:style>
    <style:style style:name="P11" style:family="paragraph" style:parent-style-name="Standard">
      <style:text-properties officeooo:rsid="00089235" officeooo:paragraph-rsid="00089235"/>
    </style:style>
    <style:style style:name="P12" style:family="paragraph" style:parent-style-name="Standard">
      <style:text-properties officeooo:rsid="0009d657" officeooo:paragraph-rsid="0009d657"/>
    </style:style>
    <style:style style:name="P13" style:family="paragraph" style:parent-style-name="Standard">
      <style:text-properties officeooo:paragraph-rsid="000b2342"/>
    </style:style>
    <style:style style:name="P14" style:family="paragraph" style:parent-style-name="Standard">
      <style:text-properties officeooo:rsid="000ce718" officeooo:paragraph-rsid="000ce718"/>
    </style:style>
    <style:style style:name="P15" style:family="paragraph" style:parent-style-name="Standard">
      <style:text-properties officeooo:rsid="001097e3" officeooo:paragraph-rsid="001097e3"/>
    </style:style>
    <style:style style:name="P16" style:family="paragraph" style:parent-style-name="Standard">
      <style:text-properties officeooo:rsid="0011ff06" officeooo:paragraph-rsid="0011ff06"/>
    </style:style>
    <style:style style:name="P17" style:family="paragraph" style:parent-style-name="Standard">
      <style:text-properties officeooo:rsid="00129a6b" officeooo:paragraph-rsid="00129a6b"/>
    </style:style>
    <style:style style:name="P18" style:family="paragraph" style:parent-style-name="Standard">
      <style:text-properties officeooo:rsid="001314ee" officeooo:paragraph-rsid="001314ee"/>
    </style:style>
    <style:style style:name="P19" style:family="paragraph" style:parent-style-name="Standard">
      <style:text-properties officeooo:rsid="0015031b" officeooo:paragraph-rsid="0015031b"/>
    </style:style>
    <style:style style:name="P20" style:family="paragraph" style:parent-style-name="Standard">
      <style:text-properties officeooo:rsid="0015705c" officeooo:paragraph-rsid="0015705c"/>
    </style:style>
    <style:style style:name="P21" style:family="paragraph" style:parent-style-name="Standard">
      <style:text-properties officeooo:rsid="0015eba4" officeooo:paragraph-rsid="0015eba4"/>
    </style:style>
    <style:style style:name="P22" style:family="paragraph" style:parent-style-name="Standard">
      <style:text-properties officeooo:rsid="0015eba4" officeooo:paragraph-rsid="00355bbc"/>
    </style:style>
    <style:style style:name="P23" style:family="paragraph" style:parent-style-name="Standard">
      <style:text-properties officeooo:rsid="0017433a" officeooo:paragraph-rsid="0017433a"/>
    </style:style>
    <style:style style:name="P24" style:family="paragraph" style:parent-style-name="Standard">
      <style:text-properties fo:font-weight="normal" officeooo:rsid="0015eba4" officeooo:paragraph-rsid="001748dd" style:font-weight-asian="normal" style:font-weight-complex="normal"/>
    </style:style>
    <style:style style:name="P25" style:family="paragraph" style:parent-style-name="Standard">
      <style:text-properties officeooo:rsid="001748dd" officeooo:paragraph-rsid="001748dd"/>
    </style:style>
    <style:style style:name="P26" style:family="paragraph" style:parent-style-name="Standard">
      <style:text-properties officeooo:rsid="00178f26" officeooo:paragraph-rsid="00178f26"/>
    </style:style>
    <style:style style:name="P27" style:family="paragraph" style:parent-style-name="Standard">
      <style:text-properties officeooo:paragraph-rsid="00178f26"/>
    </style:style>
    <style:style style:name="P28" style:family="paragraph" style:parent-style-name="Standard">
      <style:text-properties officeooo:rsid="001831cb" officeooo:paragraph-rsid="001831cb"/>
    </style:style>
    <style:style style:name="P29" style:family="paragraph" style:parent-style-name="Standard">
      <style:text-properties officeooo:rsid="001831cb" officeooo:paragraph-rsid="001a2aeb"/>
    </style:style>
    <style:style style:name="P30" style:family="paragraph" style:parent-style-name="Standard">
      <style:text-properties officeooo:rsid="001be7b4" officeooo:paragraph-rsid="001be7b4"/>
    </style:style>
    <style:style style:name="P31" style:family="paragraph" style:parent-style-name="Standard">
      <style:text-properties officeooo:rsid="001be7b4" officeooo:paragraph-rsid="001cda7d"/>
    </style:style>
    <style:style style:name="P32" style:family="paragraph" style:parent-style-name="Standard">
      <style:text-properties officeooo:rsid="001ce8df" officeooo:paragraph-rsid="001ce8df"/>
    </style:style>
    <style:style style:name="P33" style:family="paragraph" style:parent-style-name="Standard">
      <style:text-properties officeooo:rsid="001ea983" officeooo:paragraph-rsid="001ea983"/>
    </style:style>
    <style:style style:name="P34" style:family="paragraph" style:parent-style-name="Standard">
      <style:text-properties officeooo:rsid="001edecf" officeooo:paragraph-rsid="001edecf"/>
    </style:style>
    <style:style style:name="P35" style:family="paragraph" style:parent-style-name="Standard">
      <style:text-properties officeooo:rsid="001edecf" officeooo:paragraph-rsid="00207ca4"/>
    </style:style>
    <style:style style:name="P36" style:family="paragraph" style:parent-style-name="Standard">
      <style:text-properties officeooo:rsid="001edecf" officeooo:paragraph-rsid="00219432"/>
    </style:style>
    <style:style style:name="P37" style:family="paragraph" style:parent-style-name="Standard">
      <style:text-properties officeooo:rsid="00219432" officeooo:paragraph-rsid="00219432"/>
    </style:style>
    <style:style style:name="P38" style:family="paragraph" style:parent-style-name="Standard">
      <style:text-properties officeooo:rsid="00219432" officeooo:paragraph-rsid="0023750f"/>
    </style:style>
    <style:style style:name="P39" style:family="paragraph" style:parent-style-name="Standard">
      <style:text-properties officeooo:rsid="0023750f" officeooo:paragraph-rsid="0023750f"/>
    </style:style>
    <style:style style:name="P40" style:family="paragraph" style:parent-style-name="Standard">
      <style:text-properties officeooo:rsid="0024c621" officeooo:paragraph-rsid="0024c621"/>
    </style:style>
    <style:style style:name="P41" style:family="paragraph" style:parent-style-name="Standard">
      <style:text-properties officeooo:rsid="0026a59c" officeooo:paragraph-rsid="0027d22d"/>
    </style:style>
    <style:style style:name="P42" style:family="paragraph" style:parent-style-name="Standard">
      <style:text-properties officeooo:rsid="0027d22d" officeooo:paragraph-rsid="002826f3"/>
    </style:style>
    <style:style style:name="P43" style:family="paragraph" style:parent-style-name="Standard">
      <style:text-properties officeooo:rsid="0029b354" officeooo:paragraph-rsid="0029b354"/>
    </style:style>
    <style:style style:name="P44" style:family="paragraph" style:parent-style-name="Standard">
      <style:text-properties officeooo:rsid="002aa788" officeooo:paragraph-rsid="002aa788"/>
    </style:style>
    <style:style style:name="P45" style:family="paragraph" style:parent-style-name="Standard">
      <style:text-properties officeooo:rsid="002c83c8" officeooo:paragraph-rsid="002c83c8"/>
    </style:style>
    <style:style style:name="P46" style:family="paragraph" style:parent-style-name="Standard">
      <style:text-properties officeooo:rsid="002c83c8" officeooo:paragraph-rsid="002dd092"/>
    </style:style>
    <style:style style:name="P47" style:family="paragraph" style:parent-style-name="Standard">
      <style:text-properties officeooo:rsid="002c83c8" officeooo:paragraph-rsid="002ea7ed"/>
    </style:style>
    <style:style style:name="P48" style:family="paragraph" style:parent-style-name="Standard">
      <style:text-properties officeooo:rsid="002c83c8" officeooo:paragraph-rsid="002ef021"/>
    </style:style>
    <style:style style:name="P49" style:family="paragraph" style:parent-style-name="Standard">
      <style:text-properties officeooo:rsid="002ef021" officeooo:paragraph-rsid="0030bd17"/>
    </style:style>
    <style:style style:name="P50" style:family="paragraph" style:parent-style-name="Standard">
      <style:text-properties officeooo:rsid="002ef021" officeooo:paragraph-rsid="00313134"/>
    </style:style>
    <style:style style:name="P51" style:family="paragraph" style:parent-style-name="Standard">
      <style:text-properties officeooo:rsid="002ef021" officeooo:paragraph-rsid="00316c89"/>
    </style:style>
    <style:style style:name="P52" style:family="paragraph" style:parent-style-name="Standard">
      <style:text-properties officeooo:rsid="002ef021" officeooo:paragraph-rsid="0032556b"/>
    </style:style>
    <style:style style:name="P53" style:family="paragraph" style:parent-style-name="Standard">
      <style:text-properties officeooo:rsid="00316c89" officeooo:paragraph-rsid="00316c89"/>
    </style:style>
    <style:style style:name="P54" style:family="paragraph" style:parent-style-name="Standard">
      <style:text-properties officeooo:rsid="00316c89" officeooo:paragraph-rsid="00317313"/>
    </style:style>
    <style:style style:name="P55" style:family="paragraph" style:parent-style-name="Standard">
      <style:text-properties officeooo:rsid="00317313" officeooo:paragraph-rsid="00317313"/>
    </style:style>
    <style:style style:name="P56" style:family="paragraph" style:parent-style-name="Standard">
      <style:text-properties officeooo:rsid="00317313" officeooo:paragraph-rsid="0031d1dc"/>
    </style:style>
    <style:style style:name="P57" style:family="paragraph" style:parent-style-name="Standard">
      <style:text-properties officeooo:rsid="0032556b" officeooo:paragraph-rsid="0032556b"/>
    </style:style>
    <style:style style:name="P58" style:family="paragraph" style:parent-style-name="Standard">
      <style:text-properties officeooo:rsid="0033c18e" officeooo:paragraph-rsid="0033c18e"/>
    </style:style>
    <style:style style:name="P59" style:family="paragraph" style:parent-style-name="Standard">
      <style:text-properties officeooo:rsid="0033c18e" officeooo:paragraph-rsid="00355bbc"/>
    </style:style>
    <style:style style:name="P60" style:family="paragraph" style:parent-style-name="Standard">
      <style:text-properties officeooo:rsid="00355bbc" officeooo:paragraph-rsid="00355bbc"/>
    </style:style>
    <style:style style:name="P61" style:family="paragraph" style:parent-style-name="Standard">
      <style:text-properties officeooo:paragraph-rsid="00355bbc"/>
    </style:style>
    <style:style style:name="P62" style:family="paragraph" style:parent-style-name="Standard">
      <style:text-properties officeooo:rsid="00367597" officeooo:paragraph-rsid="00367597"/>
    </style:style>
    <style:style style:name="P63" style:family="paragraph" style:parent-style-name="Standard">
      <style:text-properties officeooo:paragraph-rsid="00367597"/>
    </style:style>
    <style:style style:name="P64" style:family="paragraph" style:parent-style-name="Standard">
      <style:text-properties officeooo:rsid="003842fc" officeooo:paragraph-rsid="003842fc"/>
    </style:style>
    <style:style style:name="P65" style:family="paragraph" style:parent-style-name="Standard">
      <style:text-properties officeooo:rsid="00388c32" officeooo:paragraph-rsid="00388c32"/>
    </style:style>
    <style:style style:name="P66" style:family="paragraph" style:parent-style-name="Standard">
      <style:text-properties officeooo:rsid="00388c32" officeooo:paragraph-rsid="0038d822"/>
    </style:style>
    <style:style style:name="P67" style:family="paragraph" style:parent-style-name="Standard">
      <style:text-properties officeooo:rsid="003a3d14" officeooo:paragraph-rsid="003a3d14"/>
    </style:style>
    <style:style style:name="P6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6d7f0" officeooo:paragraph-rsid="0006d7f0"/>
    </style:style>
    <style:style style:name="T1" style:family="text">
      <style:text-properties officeooo:rsid="0004a86a"/>
    </style:style>
    <style:style style:name="T2" style:family="text">
      <style:text-properties officeooo:rsid="0005a687"/>
    </style:style>
    <style:style style:name="T3" style:family="text">
      <style:text-properties officeooo:rsid="0006d7f0"/>
    </style:style>
    <style:style style:name="T4" style:family="text">
      <style:text-properties officeooo:rsid="0006f3af"/>
    </style:style>
    <style:style style:name="T5" style:family="text">
      <style:text-properties officeooo:rsid="000b2342"/>
    </style:style>
    <style:style style:name="T6" style:family="text">
      <style:text-properties officeooo:rsid="0015031b"/>
    </style:style>
    <style:style style:name="T7" style:family="text">
      <style:text-properties officeooo:rsid="0017433a"/>
    </style:style>
    <style:style style:name="T8" style:family="text">
      <style:text-properties officeooo:rsid="001748dd"/>
    </style:style>
    <style:style style:name="T9" style:family="text">
      <style:text-properties officeooo:rsid="00178f26"/>
    </style:style>
    <style:style style:name="T10" style:family="text">
      <style:text-properties officeooo:rsid="001a2aeb"/>
    </style:style>
    <style:style style:name="T11" style:family="text">
      <style:text-properties officeooo:rsid="001cda7d"/>
    </style:style>
    <style:style style:name="T12" style:family="text">
      <style:text-properties officeooo:rsid="00207ca4"/>
    </style:style>
    <style:style style:name="T13" style:family="text">
      <style:text-properties officeooo:rsid="0027d22d"/>
    </style:style>
    <style:style style:name="T14" style:family="text">
      <style:text-properties officeooo:rsid="002826f3"/>
    </style:style>
    <style:style style:name="T15" style:family="text">
      <style:text-properties officeooo:rsid="002dd092"/>
    </style:style>
    <style:style style:name="T16" style:family="text">
      <style:text-properties officeooo:rsid="002ea7ed"/>
    </style:style>
    <style:style style:name="T17" style:family="text">
      <style:text-properties officeooo:rsid="0030bd17"/>
    </style:style>
    <style:style style:name="T18" style:family="text">
      <style:text-properties officeooo:rsid="00313134"/>
    </style:style>
    <style:style style:name="T19" style:family="text">
      <style:text-properties officeooo:rsid="00316c89"/>
    </style:style>
    <style:style style:name="T20" style:family="text">
      <style:text-properties officeooo:rsid="00317313"/>
    </style:style>
    <style:style style:name="T21" style:family="text">
      <style:text-properties officeooo:rsid="0031d1dc"/>
    </style:style>
    <style:style style:name="T22" style:family="text">
      <style:text-properties officeooo:rsid="0032556b"/>
    </style:style>
    <style:style style:name="T23" style:family="text">
      <style:text-properties officeooo:rsid="00355bbc"/>
    </style:style>
    <style:style style:name="T24" style:family="text">
      <style:text-properties officeooo:rsid="00367597"/>
    </style:style>
    <style:style style:name="T25" style:family="text">
      <style:text-properties officeooo:rsid="0038d8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.11</text:p>
      <text:p text:style-name="P1"/>
      <text:p text:style-name="P1"/>
      <text:p text:style-name="P1">'/home/zxw/2019BaiduXJTU/weights/MultiModal_50_MS/BDXJTU2019_SGD_21.pth'</text:p>
      <text:p text:style-name="P1">'/home/zxw/2019BaiduXJTU/weights/MultiModal_50_MS_cleaned/BDXJTU2019_SGD_21.pth'</text:p>
      <text:p text:style-name="P1"/>
      <text:p text:style-name="P2">val: <text:s/><text:span text:style-name="T2">0.667875</text:span></text:p>
      <text:p text:style-name="P4"><text:span text:style-name="T1">test: <text:s/></text:span>0.671600</text:p>
      <text:p text:style-name="P4"/>
      <text:p text:style-name="P4"/>
      <text:p text:style-name="P5">6.12</text:p>
      <text:p text:style-name="P5"/>
      <text:p text:style-name="P3">'/home/zxw/2019BaiduXJTU/weights/MultiModal_50_MS/BDXJTU2019_SGD_21.pth'</text:p>
      <text:p text:style-name="P8">'/home/zxw/2019BaiduXJTU/weights/MultiModal_50_MS_cleaned_pretrained/BDXJTU2019_SGD_25.pth'</text:p>
      <text:p text:style-name="P5">20 <text:s text:c="8"/>0.670875</text:p>
      <text:p text:style-name="P6">25 <text:s text:c="8"/></text:p>
      <text:p text:style-name="P5">30 <text:s text:c="8"/>0.674875</text:p>
      <text:p text:style-name="P9"/>
      <text:p text:style-name="P9"><text:span text:style-name="T3">test <text:s text:c="3"/></text:span>0.692000</text:p>
      <text:p text:style-name="P68">val <text:s text:c="3"/>0.693125</text:p>
      <text:p text:style-name="P68"/>
      <text:p text:style-name="P8"/>
      <text:p text:style-name="P8"/>
      <text:p text:style-name="P8"/>
      <text:p text:style-name="P12">'/home/zxw/2019BaiduXJTU/weights/MultiModal_50_MS_pretrained/BDXJTU2019_SGD_25.pth'</text:p>
      <text:p text:style-name="P12">'/home/zxw/2019BaiduXJTU/weights/MultiModal_50_MS_cleaned_pretrained/BDXJTU2019_SGD_25.pth'</text:p>
      <text:p text:style-name="P12"/>
      <text:p text:style-name="P12">val <text:s text:c="13"/>0.70075</text:p>
      <text:p text:style-name="P13"><text:span text:style-name="T5">test : <text:s text:c="10"/></text:span>0.699700</text:p>
      <text:p text:style-name="P10">'/home/zxw/2019BaiduXJTU/weights/MultiModal_50_MS_pretrained/BDXJTU2019_SGD_25.pth'</text:p>
      <text:p text:style-name="P7">25 <text:s text:c="3"/><text:span text:style-name="T4">0.677875</text:span></text:p>
      <text:p text:style-name="P7"/>
      <text:p text:style-name="P11">home/zxw/2019BaiduXJTU/weights/MultiModal_50_MS_pretrained_original/BDXJTU2019_SGD_8.pth</text:p>
      <text:p text:style-name="P17">6 <text:s text:c="4"/>0.668125</text:p>
      <text:p text:style-name="P16">7 <text:s text:c="4"/>0.68</text:p>
      <text:p text:style-name="P11">8 <text:s text:c="4"/>0.682875</text:p>
      <text:p text:style-name="P14">10 <text:s text:c="2"/>0.658375</text:p>
      <text:p text:style-name="P15">12 <text:s text:c="3"/>0.64675</text:p>
      <text:p text:style-name="P29">16 <text:s text:c="3"/><text:span text:style-name="T10">0.65875</text:span></text:p>
      <text:p text:style-name="P28">20 <text:s text:c="3"/><text:span text:style-name="T10">0.659125</text:span></text:p>
      <text:p text:style-name="P29">26 <text:s text:c="2"/><text:span text:style-name="T10">0.662625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5"><text:soft-page-break/>-------------------------------------------------------------------------------------</text:p>
      <text:p text:style-name="P18">6.13</text:p>
      <text:p text:style-name="P20">/home/zxw/2019BaiduXJTU/weights/MultiModal_50_MS_resample_pretrained_HR</text:p>
      <text:p text:style-name="P20">26 <text:s text:c="11"/>0.683</text:p>
      <text:p text:style-name="P18"/>
      <text:p text:style-name="P18">home/zxw/2019BaiduXJTU/weights/MultiModal_50_MS_resample_pretrained_HR_all/BDXJTU2019_SGD_25.pth</text:p>
      <text:p text:style-name="P18">home/zxw/2019BaiduXJTU/weights/MultiModal_50_MS_cleaned_pretrained/BDXJTU2019_SGD_25.pth</text:p>
      <text:p text:style-name="P18">test <text:s text:c="22"/><text:span text:style-name="T6">0.702300</text:span></text:p>
      <text:p text:style-name="P19">non TTA Test <text:s text:c="6"/>0.7024</text:p>
      <text:p text:style-name="P15"><text:s/></text:p>
      <text:p text:style-name="P15"/>
      <text:p text:style-name="P19">'/home/zxw/2019BaiduXJTU/weights/MultiModal_50_MS_resample_pretrained_HR_all/BDXJTU2019_SGD_26.pth'</text:p>
      <text:p text:style-name="P15"/>
      <text:p text:style-name="P19">'/home/zxw/2019BaiduXJTU/weights/MultiModal_50_MS_resample_pretrained_HR/BDXJTU2019_SGD_26.pth'</text:p>
      <text:p text:style-name="P15"/>
      <text:p text:style-name="P19">non TTA Test <text:s text:c="6"/>0.7042</text:p>
      <text:p text:style-name="P15"/>
      <text:p text:style-name="P15"/>
      <text:p text:style-name="P21">'/home/zxw/2019BaiduXJTU/weights/MultiModal_se_resnext50_32x4d_resample_pretrained/BDXJTU2019_SGD_16.pth'</text:p>
      <text:p text:style-name="P21"><text:span text:style-name="T8">16 <text:s text:c="4"/></text:span>0.6825</text:p>
      <text:p text:style-name="P25">17 <text:s text:c="4"/>0.67725</text:p>
      <text:p text:style-name="P25">18 <text:s text:c="4"/>0.679375</text:p>
      <text:p text:style-name="P25">25 <text:s text:c="4"/>0.681875</text:p>
      <text:p text:style-name="P25"/>
      <text:p text:style-name="P25"/>
      <text:p text:style-name="P24">'/home/zxw/2019BaiduXJTU/weights/MultiModal_se_resnext50_32x4d_resample_pretrained/BDXJTU2019_SGD_16.pth'</text:p>
      <text:p text:style-name="P21">'/home/zxw/2019BaiduXJTU/weights/MultiModal_50_MS_resample_pretrained_HR/BDXJTU2019_SGD_26.pth'</text:p>
      <text:p text:style-name="P23">val <text:s text:c="6"/>0.702625</text:p>
      <text:p text:style-name="P15"><text:span text:style-name="T7">test <text:s text:c="5"/></text:span>0.705000</text:p>
      <text:p text:style-name="P15"/>
      <text:p text:style-name="P15"/>
      <text:p text:style-name="P15"/>
      <text:p text:style-name="P26">'/home/zxw/2019BaiduXJTU/weights/MultiModal_se_resnext50_32x4d_resample_pretrained/BDXJTU2019_SGD_26.pth'</text:p>
      <text:p text:style-name="P26">'/home/zxw/2019BaiduXJTU/weights/MultiModal_50_MS_resample_pretrained_HR/BDXJTU2019_SGD_26.pth'</text:p>
      <text:p text:style-name="P26">val <text:s text:c="5"/>0.707875</text:p>
      <text:p text:style-name="P27"><text:span text:style-name="T9">test <text:s text:c="4"/>0.</text:span>704300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0"><text:soft-page-break/>6.14</text:p>
      <text:p text:style-name="P30">/home/zxw/2019BaiduXJTU/weights/MultiModal_se_resnext50_32x4d_resample_pretrained_LR_w</text:p>
      <text:p text:style-name="P31">23 <text:s text:c="7"/><text:span text:style-name="T11">0.672875</text:span></text:p>
      <text:p text:style-name="P30">25 <text:s text:c="6"/>0.68</text:p>
      <text:p text:style-name="P32">27 <text:s text:c="7"/>0.670625</text:p>
      <text:p text:style-name="P33">38 <text:s text:c="6"/>0.679625</text:p>
      <text:p text:style-name="P15"/>
      <text:p text:style-name="P34">/home/zxw/2019BaiduXJTU/weights/MultiModalse_resnet50_resample_pretrained_w</text:p>
      <text:p text:style-name="P35">16 <text:s text:c="3"/><text:span text:style-name="T12">0.6635</text:span></text:p>
      <text:p text:style-name="P35">20 <text:s text:c="3"/><text:span text:style-name="T12">0.67125</text:span></text:p>
      <text:p text:style-name="P34">23 <text:s text:c="3"/>0.67625</text:p>
      <text:p text:style-name="P35">25 <text:s text:c="3"/><text:span text:style-name="T12">0.67475</text:span></text:p>
      <text:p text:style-name="P35"/>
      <text:p text:style-name="P35"/>
      <text:p text:style-name="P35"/>
      <text:p text:style-name="P35"/>
      <text:p text:style-name="P36">/home/zxw/2019BaiduXJTU/weights/MultiModalse_resnet50_resample_pretrained</text:p>
      <text:p text:style-name="P37">20 <text:s text:c="7"/>0.674125</text:p>
      <text:p text:style-name="P37">23 <text:s text:c="7"/>0.664125</text:p>
      <text:p text:style-name="P39">25 <text:s text:c="7"/>0.678625</text:p>
      <text:p text:style-name="P38">26 <text:s text:c="7"/>0.675</text:p>
      <text:p text:style-name="P39">30 <text:s text:c="7"/>0.678</text:p>
      <text:p text:style-name="P39">40 <text:s text:c="7"/>0.671375</text:p>
      <text:p text:style-name="P15"/>
      <text:p text:style-name="P40">/home/zxw/2019BaiduXJTU/weights/MultiModal_se_resnext50_32x4d_resample_pretrained_w</text:p>
      <text:p text:style-name="P15"/>
      <text:p text:style-name="P40">11 <text:s text:c="7"/>0.6605</text:p>
      <text:p text:style-name="P40">13 <text:s text:c="7"/>0.65525</text:p>
      <text:p text:style-name="P41">25 <text:s text:c="7"/><text:span text:style-name="T13">0.681625</text:span></text:p>
      <text:p text:style-name="P41">27 <text:s text:c="7"/><text:span text:style-name="T13">0.681</text:span></text:p>
      <text:p text:style-name="P42">28 <text:s text:c="7"/><text:span text:style-name="T14">0.6845</text:span></text:p>
      <text:p text:style-name="P41">30 <text:s text:c="7"/><text:span text:style-name="T13">0.684125</text:span></text:p>
      <text:p text:style-name="P43">40 <text:s text:c="7"/>0.686125</text:p>
      <text:p text:style-name="P44">50 <text:s text:c="7"/>0.68675</text:p>
      <text:p text:style-name="P44"/>
      <text:p text:style-name="P45">/home/zxw/2019BaiduXJTU/weights/MultiModal_se_resnext50_32x4d_resample_pretrained_w_1</text:p>
      <text:p text:style-name="P45"/>
      <text:p text:style-name="P45">20</text:p>
      <text:p text:style-name="P47">30 <text:s text:c="4"/><text:span text:style-name="T16">0.6725</text:span></text:p>
      <text:p text:style-name="P45">40</text:p>
      <text:p text:style-name="P46">50 <text:s text:c="4"/><text:span text:style-name="T15">0.676</text:span></text:p>
      <text:p text:style-name="P48">/home/zxw/2019BaiduXJTU/weights/MultiModal_se_resnext50_32x4d_resample_pretrained_1</text:p>
      <text:p text:style-name="P59">16 <text:s text:c="3"/><text:span text:style-name="T23">0.66775</text:span></text:p>
      <text:p text:style-name="P50">20 <text:s text:c="3"/><text:span text:style-name="T18">0.658375</text:span></text:p>
      <text:p text:style-name="P53">25 <text:s text:c="4"/>0.679125</text:p>
      <text:p text:style-name="P54">26 <text:s text:c="4"/><text:span text:style-name="T20">0.67275</text:span></text:p>
      <text:p text:style-name="P51">30 <text:s text:c="4"/><text:span text:style-name="T19">0.675</text:span></text:p>
      <text:p text:style-name="P53">35 <text:s text:c="4"/>0.67</text:p>
      <text:p text:style-name="P52">40 <text:s text:c="3"/><text:span text:style-name="T22">0.671875</text:span></text:p>
      <text:p text:style-name="P56">45 <text:s text:c="3"/><text:span text:style-name="T21">0.676375</text:span></text:p>
      <text:p text:style-name="P49">50 <text:s text:c="3"/><text:span text:style-name="T17">0.6795</text:span></text:p>
      <text:p text:style-name="P56"><text:soft-page-break/>60 <text:s text:c="4"/><text:span text:style-name="T21">0.678875</text:span></text:p>
      <text:p text:style-name="P57">80 <text:s text:c="3"/>0.681375</text:p>
      <text:p text:style-name="P55"/>
      <text:p text:style-name="P55"/>
      <text:p text:style-name="P58">6.16</text:p>
      <text:p text:style-name="P58">'/home/zxw/2019BaiduXJTU/weights/MultiModal_se_resnext50_32x4d_resample_pretrained/BDXJTU2019_SGD_16.pth'</text:p>
      <text:p text:style-name="P22"><text:span text:style-name="T8">16 <text:s text:c="4"/></text:span>0.6825</text:p>
      <text:p text:style-name="P58">'/home/zxw/2019BaiduXJTU/weights/MultiModal_50_MS_resample_pretrained_HR/BDXJTU2019_SGD_26.pth'</text:p>
      <text:p text:style-name="P58">'/home/zxw/2019BaiduXJTU/weights/MultiModal_se_resnext50_32x4d_resample_pretrained_w/BDXJTU2019_SGD_50.pth'</text:p>
      <text:p text:style-name="P60"/>
      <text:p text:style-name="P61"><text:span text:style-name="T23">test <text:s text:c="7"/></text:span>0.712100</text:p>
      <text:p text:style-name="P58"/>
      <text:p text:style-name="P58"/>
      <text:p text:style-name="P62">'/home/zxw/2019BaiduXJTU/weights/MultiModal_se_resnext50_32x4d_resample_pretrained/BDXJTU2019_SGD_16.pth'</text:p>
      <text:p text:style-name="P62">'/home/zxw/2019BaiduXJTU/weights/MultiModal_50_MS_resample_pretrained_HR/BDXJTU2019_SGD_26.pth'</text:p>
      <text:p text:style-name="P62">'/home/zxw/2019BaiduXJTU/weights/MultiModal_se_resnext50_32x4d_resample_pretrained_w/BDXJTU2019_SGD_50.pth'</text:p>
      <text:p text:style-name="P62">'/home/zxw/2019BaiduXJTU/weights/MultiModal_se_resnext50_32x4d_resample_pretrained_1/BDXJTU2019_SGD_80.pth'</text:p>
      <text:p text:style-name="P63"><text:span text:style-name="T24">test <text:s text:c="5"/></text:span>0.715100</text:p>
      <text:p text:style-name="P63"/>
      <text:p text:style-name="P63"/>
      <text:p text:style-name="P64">'/home/zxw/2019BaiduXJTU/weights/MultiModal_se_resnext50_32x4d_resample_pretrained_80w_1/</text:p>
      <text:p text:style-name="P65">25 <text:s text:c="6"/>0.669375</text:p>
      <text:p text:style-name="P65">30 <text:s text:c="6"/>0.672625</text:p>
      <text:p text:style-name="P65">35 <text:s text:c="6"/>0.678875</text:p>
      <text:p text:style-name="P65">40 <text:s text:c="6"/>0.677375</text:p>
      <text:p text:style-name="P66">45 <text:s text:c="7"/><text:span text:style-name="T25">0.6795</text:span></text:p>
      <text:p text:style-name="P65">50 <text:s text:c="7"/>0.679625</text:p>
      <text:p text:style-name="P67">80 <text:s text:c="7"/>0.6821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21:46:47.946963457</meta:creation-date>
    <dc:date>2019-06-16T20:35:08.708113794</dc:date>
    <meta:editing-duration>PT10H17M54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4" meta:paragraph-count="116" meta:word-count="194" meta:character-count="4224" meta:non-whitespace-character-count="3736"/>
  </office:meta>
</office:document-meta>
</file>